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text-properties officeooo:paragraph-rsid="00072579"/>
    </style:style>
    <style:style style:name="P3" style:family="paragraph" style:parent-style-name="Standard">
      <style:text-properties officeooo:rsid="000253ce" officeooo:paragraph-rsid="00072579" fo:background-color="#ffff00"/>
    </style:style>
    <style:style style:name="P4" style:family="paragraph" style:parent-style-name="Standard">
      <style:text-properties officeooo:rsid="0007607d" officeooo:paragraph-rsid="00072579"/>
    </style:style>
    <style:style style:name="P5" style:family="paragraph" style:parent-style-name="Standard">
      <style:paragraph-properties fo:text-align="center" style:justify-single-word="false"/>
      <style:text-properties officeooo:rsid="0002dc0d" officeooo:paragraph-rsid="00072579"/>
    </style:style>
    <style:style style:name="P6" style:family="paragraph" style:parent-style-name="Standard">
      <style:text-properties officeooo:rsid="0002dc0d" officeooo:paragraph-rsid="00072579"/>
    </style:style>
    <style:style style:name="P7" style:family="paragraph" style:parent-style-name="Standard">
      <style:text-properties officeooo:rsid="000c4823" officeooo:paragraph-rsid="00072579"/>
    </style:style>
    <style:style style:name="P8" style:family="paragraph" style:parent-style-name="Standard">
      <style:text-properties officeooo:paragraph-rsid="00072579"/>
    </style:style>
    <style:style style:name="P9" style:family="paragraph" style:parent-style-name="Standard">
      <style:text-properties officeooo:rsid="00072579" officeooo:paragraph-rsid="00072579"/>
    </style:style>
    <style:style style:name="P10" style:family="paragraph" style:parent-style-name="Standard">
      <style:text-properties officeooo:rsid="0009df27" officeooo:paragraph-rsid="0009df27"/>
    </style:style>
    <style:style style:name="P11" style:family="paragraph" style:parent-style-name="Standard">
      <style:text-properties officeooo:rsid="000b3d49" officeooo:paragraph-rsid="000b3d49"/>
    </style:style>
    <style:style style:name="P12" style:family="paragraph" style:parent-style-name="Text_20_body">
      <style:text-properties officeooo:paragraph-rsid="00072579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eeeeee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eeeeee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="solid" draw:fill-color="#eeeeee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927c5"/>
    </style:style>
    <style:style style:name="T4" style:family="text">
      <style:text-properties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8f2b" style:font-weight-asian="bold" style:font-weight-complex="bold"/>
    </style:style>
    <style:style style:name="T7" style:family="text">
      <style:text-properties officeooo:rsid="0009bbcf"/>
    </style:style>
    <style:style style:name="T8" style:family="text">
      <style:text-properties officeooo:rsid="0009df27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.935cm" fo:min-width="1.849cm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.935cm" fo:min-width="1.595cm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0.935cm" fo:min-width="1.647cm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eeeeee" draw:textarea-horizontal-align="justify" draw:textarea-vertical-align="middle" draw:auto-grow-height="false" fo:min-height="0.935cm" fo:min-width="3.316cm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Задача 11. Полный перебор. Letter Combinations of a Phone Number</text:p>
      <text:p text:style-name="P2"><text:span text:style-name="Strong_20_Emphasis"><text:span text:style-name="T4">Input:</text:span></text:span> digits = "23"</text:p>
      <text:p text:style-name="P1"><text:span text:style-name="Strong_20_Emphasis"><text:span text:style-name="T4">Output:</text:span></text:span> ["ad","ae","af","bd","be","bf","cd","ce","cf"]</text:p>
      <text:p text:style-name="P9"><text:span text:style-name="T5">применим</text:span> <text:span text:style-name="T5">вспом</text:span><text:span text:style-name="T6">о</text:span><text:span text:style-name="T5">гательную функцию</text:span> которая по цифре возвращает масиив возможних чаров, т.е. нажали 2 функция вернула [“abc”] — <text:span text:style-name="T8">даже не функцию а подготовим массив в котором по значению нажатой кнопки получис масив возможних для нее символов</text:span></text:p>
      <text:p text:style-name="P9"/>
      <text:p text:style-name="P3"/>
      <text:p text:style-name="P4">решение:</text:p>
      <text:p text:style-name="P4">1) <text:span text:style-name="T7">получив масиви букв которие соответсвуют нажатим цифрам перебираем их все</text:span></text:p>
      <text:p text:style-name="P4"/>
      <text:p text:style-name="P6"/>
      <text:p text:style-name="P6"/>
      <text:p text:style-name="P5"><text:tab/><text:span text:style-name="T3">пример для </text:span><text:span text:style-name="T7">клавиш</text:span><text:span text:style-name="T3"> = 2</text:span><text:span text:style-name="T7">3</text:span></text:p>
      <text:p text:style-name="P6"><draw:custom-shape text:anchor-type="paragraph" draw:z-index="0" draw:name="Фігура 1" draw:style-name="gr5" draw:text-style-name="P15" svg:width="3.317cm" svg:height="0.936cm" svg:x="7.511cm" svg:y="0cm"><text:p text:style-name="P14">“”, [a,b,c], [d,e,f]</text:p><draw:enhanced-geometry svg:viewBox="0 0 21600 21600" draw:type="rectangle" draw:enhanced-path="M 0 0 L 21600 0 21600 21600 0 21600 0 0 Z N"/></draw:custom-shape><draw:line text:anchor-type="paragraph" draw:z-index="1" draw:name="Лінія 3" draw:style-name="gr6" draw:text-style-name="P13" svg:x1="10.827cm" svg:y1="0.307cm" svg:x2="13.961cm" svg:y2="1.297cm"><text:p/></draw:line><draw:line text:anchor-type="paragraph" draw:z-index="2" draw:name="Лінія 1" draw:style-name="gr1" draw:text-style-name="P13" svg:x1="7.51cm" svg:y1="0.289cm" svg:x2="4.524cm" svg:y2="1.28cm"><text:p/></draw:line></text:p>
      <text:p text:style-name="P6"><draw:line text:anchor-type="paragraph" draw:z-index="3" draw:name="Вертикальна лінія 1" draw:style-name="gr1" draw:text-style-name="P13" svg:x1="9.16cm" svg:y1="0.448cm" svg:x2="9.16cm" svg:y2="0.94cm"><text:p/></draw:line></text:p>
      <text:p text:style-name="P6"><draw:custom-shape text:anchor-type="paragraph" draw:z-index="4" draw:name="Фігура 2" draw:style-name="gr5" draw:text-style-name="P15" svg:width="3.317cm" svg:height="0.936cm" svg:x="1.903cm" svg:y="0.386cm"><text:p text:style-name="P14">“a”, [], [d,e,f]</text:p><draw:enhanced-geometry svg:viewBox="0 0 21600 21600" draw:type="rectangle" draw:enhanced-path="M 0 0 L 21600 0 21600 21600 0 21600 0 0 Z N"/></draw:custom-shape><draw:custom-shape text:anchor-type="paragraph" draw:z-index="6" draw:name="Фігура 4" draw:style-name="gr5" draw:text-style-name="P15" svg:width="3.317cm" svg:height="0.936cm" svg:x="7.126cm" svg:y="0.453cm"><text:p text:style-name="P14">“b”, [], [d,e,f]</text:p><draw:enhanced-geometry svg:viewBox="0 0 21600 21600" draw:type="rectangle" draw:enhanced-path="M 0 0 L 21600 0 21600 21600 0 21600 0 0 Z N"/></draw:custom-shape></text:p>
      <text:p text:style-name="P8"><draw:custom-shape text:anchor-type="paragraph" draw:z-index="5" draw:name="Фігура 3" draw:style-name="gr5" draw:text-style-name="P15" svg:width="3.317cm" svg:height="0.936cm" svg:x="13.541cm" svg:y="0.041cm"><text:p text:style-name="P14">“c”, [], [d,e,f]</text:p><draw:enhanced-geometry svg:viewBox="0 0 21600 21600" draw:type="rectangle" draw:enhanced-path="M 0 0 L 21600 0 21600 21600 0 21600 0 0 Z N"/></draw:custom-shape></text:p>
      <text:p text:style-name="P8"><draw:line text:anchor-type="paragraph" draw:z-index="16" draw:name="Лінія 2" draw:style-name="gr1" draw:text-style-name="P13" svg:x1="1.903cm" svg:y1="0.162cm" svg:x2="-0.572cm" svg:y2="0.873cm"><text:p/></draw:line><draw:line text:anchor-type="paragraph" draw:z-index="17" draw:name="Лінія 4" draw:style-name="gr1" draw:text-style-name="P13" svg:x1="3.057cm" svg:y1="0.272cm" svg:x2="2.214cm" svg:y2="0.856cm"><text:p/></draw:line><draw:line text:anchor-type="paragraph" draw:z-index="18" draw:name="Лінія 5" draw:style-name="gr1" draw:text-style-name="P13" svg:x1="3.937cm" svg:y1="0.347cm" svg:x2="4.103cm" svg:y2="0.804cm"><text:p/></draw:line><draw:line text:anchor-type="paragraph" draw:z-index="19" draw:name="Лінія 6" draw:style-name="gr1" draw:text-style-name="P13" svg:x1="7.786cm" svg:y1="0.415cm" svg:x2="6.777cm" svg:y2="0.897cm"><text:p/></draw:line><draw:line text:anchor-type="paragraph" draw:z-index="20" draw:name="Лінія 7" draw:style-name="gr1" draw:text-style-name="P13" svg:x1="8.812cm" svg:y1="0.415cm" svg:x2="8.701cm" svg:y2="0.897cm"><text:p/></draw:line><draw:line text:anchor-type="paragraph" draw:z-index="21" draw:name="Лінія 8" draw:style-name="gr1" draw:text-style-name="P13" svg:x1="10.058cm" svg:y1="0.415cm" svg:x2="10.608cm" svg:y2="1.061cm"><text:p/></draw:line></text:p>
      <text:p text:style-name="P8"><draw:custom-shape text:anchor-type="paragraph" draw:z-index="7" draw:name="Фігура 5" draw:style-name="gr4" draw:text-style-name="P19" svg:width="1.648cm" svg:height="0.936cm" svg:x="-1.413cm" svg:y="0.386cm"><text:p text:style-name="P18"><text:span text:style-name="T10">“</text:span><text:span text:style-name="T10">ad”, [], []</text:span></text:p><draw:enhanced-geometry svg:viewBox="0 0 21600 21600" draw:type="rectangle" draw:enhanced-path="M 0 0 L 21600 0 21600 21600 0 21600 0 0 Z N"/></draw:custom-shape><draw:custom-shape text:anchor-type="paragraph" draw:z-index="8" draw:name="Фігура 6" draw:style-name="gr4" draw:text-style-name="P15" svg:width="1.648cm" svg:height="0.936cm" svg:x="1.134cm" svg:y="0.369cm"><text:p text:style-name="P14"><text:span text:style-name="T10">“</text:span><text:span text:style-name="T10">ae”, [], []</text:span></text:p><draw:enhanced-geometry svg:viewBox="0 0 21600 21600" draw:type="rectangle" draw:enhanced-path="M 0 0 L 21600 0 21600 21600 0 21600 0 0 Z N"/></draw:custom-shape><draw:custom-shape text:anchor-type="paragraph" draw:z-index="9" draw:name="Фігура 7" draw:style-name="gr4" draw:text-style-name="P15" svg:width="1.648cm" svg:height="0.936cm" svg:x="3.48cm" svg:y="0.422cm"><text:p text:style-name="P14"><text:span text:style-name="T10">“</text:span><text:span text:style-name="T10">af”, [], []</text:span></text:p><draw:enhanced-geometry svg:viewBox="0 0 21600 21600" draw:type="rectangle" draw:enhanced-path="M 0 0 L 21600 0 21600 21600 0 21600 0 0 Z N"/></draw:custom-shape><draw:custom-shape text:anchor-type="paragraph" draw:z-index="15" draw:name="Фігура 13" draw:style-name="gr2" draw:text-style-name="P15" svg:width="1.849cm" svg:height="0.936cm" svg:x="16.914cm" svg:y="0.422cm"><text:p text:style-name="P14"><text:span text:style-name="T9">“</text:span><text:span text:style-name="T9">cf”, [], []</text:span></text:p><draw:enhanced-geometry svg:viewBox="0 0 21600 21600" draw:type="rectangle" draw:enhanced-path="M 0 0 L 21600 0 21600 21600 0 21600 0 0 Z N"/></draw:custom-shape><draw:line text:anchor-type="paragraph" draw:z-index="22" draw:name="Лінія 9" draw:style-name="gr1" draw:text-style-name="P13" svg:x1="14.015cm" svg:y1="0.002cm" svg:x2="13.1cm" svg:y2="0.538cm"><text:p/></draw:line><draw:line text:anchor-type="paragraph" draw:z-index="23" draw:name="Вертикальна лінія 2" draw:style-name="gr1" draw:text-style-name="P13" svg:x1="15.079cm" svg:y1="0.002cm" svg:x2="15.079cm" svg:y2="0.409cm"><text:p/></draw:line><draw:line text:anchor-type="paragraph" draw:z-index="24" draw:name="Лінія 10" draw:style-name="gr1" draw:text-style-name="P13" svg:x1="16.857cm" svg:y1="0.002cm" svg:x2="17.589cm" svg:y2="0.422cm"><text:p/></draw:line></text:p>
      <text:p text:style-name="P8"><draw:custom-shape text:anchor-type="paragraph" draw:z-index="10" draw:name="Фігура 8" draw:style-name="gr3" draw:text-style-name="P17" svg:width="1.595cm" svg:height="0.936cm" svg:x="5.715cm" svg:y="0.009cm"><text:p text:style-name="P16"><text:span text:style-name="T9">“</text:span><text:span text:style-name="T9">bd”, [], []</text:span></text:p><draw:enhanced-geometry svg:viewBox="0 0 21600 21600" draw:type="rectangle" draw:enhanced-path="M 0 0 L 21600 0 21600 21600 0 21600 0 0 Z N"/></draw:custom-shape><draw:custom-shape text:anchor-type="paragraph" draw:z-index="11" draw:name="Фігура 9" draw:style-name="gr3" draw:text-style-name="P15" svg:width="1.595cm" svg:height="0.936cm" svg:x="9.985cm" svg:y="0.086cm"><text:p text:style-name="P14"><text:span text:style-name="T9">“</text:span><text:span text:style-name="T9">bf”, [], []</text:span></text:p><draw:enhanced-geometry svg:viewBox="0 0 21600 21600" draw:type="rectangle" draw:enhanced-path="M 0 0 L 21600 0 21600 21600 0 21600 0 0 Z N"/></draw:custom-shape><draw:custom-shape text:anchor-type="paragraph" draw:z-index="12" draw:name="Фігура 10" draw:style-name="gr3" draw:text-style-name="P15" svg:width="1.595cm" svg:height="0.936cm" svg:x="7.712cm" svg:y="0.049cm"><text:p text:style-name="P14"><text:span text:style-name="T9">“</text:span><text:span text:style-name="T9">be”, [], []</text:span></text:p><draw:enhanced-geometry svg:viewBox="0 0 21600 21600" draw:type="rectangle" draw:enhanced-path="M 0 0 L 21600 0 21600 21600 0 21600 0 0 Z N"/></draw:custom-shape><draw:custom-shape text:anchor-type="paragraph" draw:z-index="14" draw:name="Фігура 12" draw:style-name="gr2" draw:text-style-name="P15" svg:width="1.849cm" svg:height="0.936cm" svg:x="14.55cm" svg:y="0.025cm"><text:p text:style-name="P14"><text:span text:style-name="T9">“</text:span><text:span text:style-name="T9">ce”, [], []</text:span></text:p><draw:enhanced-geometry svg:viewBox="0 0 21600 21600" draw:type="rectangle" draw:enhanced-path="M 0 0 L 21600 0 21600 21600 0 21600 0 0 Z N"/></draw:custom-shape><draw:custom-shape text:anchor-type="paragraph" draw:z-index="13" draw:name="Фігура 11" draw:style-name="gr2" draw:text-style-name="P15" svg:width="1.849cm" svg:height="0.936cm" svg:x="12.167cm" svg:y="0.051cm"><text:p text:style-name="P14"><text:span text:style-name="T9">“</text:span><text:span text:style-name="T9">cd”, [], []</text:span>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10">для оптимизации используем стринг билдер </text:p>
      <text:p text:style-name="P11">2) <text:span text:style-name="T2">базовий случай</text:span></text:p>
      <text:p text:style-name="P11">заведем индекс для слова и будем сравнивать с длиной текущего масива возможних символов по нажатой цифре — из подготовленного массива см вспомагательная функция</text:p>
      <text:p text:style-name="P7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06T09:06:44.042618543</dc:date>
    <meta:editing-duration>P1DT1H5M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97" meta:character-count="701" meta:non-whitespace-character-count="610"/>
  </office:meta>
</office:document-meta>
</file>